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5.2000007629395pt" fo:letter-spacing="normal" fo:font-style="normal" style:text-underline-style="none" fo:font-weight="normal" style:font-name-asian="Arial" style:font-size-asian="25.2000007629395pt" style:font-style-asian="normal" style:font-weight-asian="normal" style:font-name-complex="Arial" style:font-size-complex="25.2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lides exampl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{{example-name}}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{example-name}} love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{{example-name}} loves</text:span></text:p>
          </draw:text-box>
        </draw:frame>
        <draw:custom-shape draw:name="Google Shape;61;p14" draw:style-name="gr2" draw:text-style-name="P7" draw:layer="layout" svg:width="2.539cm" svg:height="2.539cm" svg:x="11.535cm" svg:y="0.762cm">
          <text:p text:style-name="P5"><text:span text:style-name="T4">{{example-logo}}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7;g250db56efd8_0_0:notes" draw:style-name="gr1" draw:layer="layout" svg:width="16.932cm" svg:height="9.524cm" svg:x="1.059cm" svg:y="1.905cm" draw:page-number="2" presentation:class="page"/>
          <draw:frame draw:name="Google Shape;58;g250db56efd8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